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Lato1" svg:font-family="Lato" style:font-pitch="variable"/>
    <style:font-face style:name="Lato" svg:font-family="Lato" style:font-adornments="Bold"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vertical-align="middle">
        <style:tab-stops/>
      </style:paragraph-properties>
      <style:text-properties fo:font-weight="normal" officeooo:rsid="004acf35" officeooo:paragraph-rsid="004acf35" fo:background-color="transparent" style:font-weight-asian="normal" style:font-weight-complex="normal"/>
    </style:style>
    <style:style style:name="P2" style:family="paragraph" style:parent-style-name="Standard">
      <style:paragraph-properties fo:text-align="justify" style:justify-single-word="false" style:vertical-align="middle">
        <style:tab-stops/>
      </style:paragraph-properties>
      <style:text-properties fo:font-weight="normal" officeooo:rsid="004ba95d" officeooo:paragraph-rsid="004acf35" fo:background-color="transparent" style:font-weight-asian="normal" style:font-weight-complex="normal"/>
    </style:style>
    <style:style style:name="P3" style:family="paragraph" style:parent-style-name="Heading_20_1">
      <style:text-properties style:text-underline-style="none"/>
    </style:style>
    <style:style style:name="P4" style:family="paragraph" style:parent-style-name="Standard">
      <style:paragraph-properties fo:text-align="justify" style:justify-single-word="false" style:vertical-align="middle">
        <style:tab-stops/>
      </style:paragraph-properties>
      <style:text-properties fo:font-weight="normal" officeooo:rsid="00822376" officeooo:paragraph-rsid="00822376" fo:background-color="transparent" style:font-weight-asian="normal" style:font-weight-complex="normal"/>
    </style:style>
    <style:style style:name="P5" style:family="paragraph" style:parent-style-name="Standard">
      <style:paragraph-properties fo:text-align="justify" style:justify-single-word="false" style:vertical-align="middle">
        <style:tab-stops/>
      </style:paragraph-properties>
      <style:text-properties fo:font-weight="normal" officeooo:rsid="0052a7fb" officeooo:paragraph-rsid="0052a7fb" fo:background-color="transparent" style:font-weight-asian="normal" style:font-weight-complex="normal"/>
    </style:style>
    <style:style style:name="P6" style:family="paragraph" style:parent-style-name="Standard">
      <style:paragraph-properties fo:text-align="justify" style:justify-single-word="false" style:vertical-align="middle">
        <style:tab-stops/>
      </style:paragraph-properties>
      <style:text-properties fo:font-weight="normal" officeooo:rsid="004ba95d" officeooo:paragraph-rsid="004acf35" fo:background-color="transparent" style:font-weight-asian="normal" style:font-weight-complex="normal"/>
    </style:style>
    <style:style style:name="P7" style:family="paragraph" style:parent-style-name="Standard">
      <style:paragraph-properties fo:text-align="justify" style:justify-single-word="false" style:vertical-align="middle">
        <style:tab-stops/>
      </style:paragraph-properties>
      <style:text-properties fo:font-weight="normal" officeooo:rsid="00837c57" officeooo:paragraph-rsid="00837c57" fo:background-color="transparent" style:font-weight-asian="normal" style:font-weight-complex="normal"/>
    </style:style>
    <style:style style:name="P8" style:family="paragraph" style:parent-style-name="Standard">
      <style:paragraph-properties fo:text-align="justify" style:justify-single-word="false" style:vertical-align="middle">
        <style:tab-stops/>
      </style:paragraph-properties>
      <style:text-properties fo:font-weight="normal" officeooo:rsid="0084abfb" officeooo:paragraph-rsid="0084abfb" fo:background-color="transparent" style:font-weight-asian="normal" style:font-weight-complex="normal"/>
    </style:style>
    <style:style style:name="P9" style:family="paragraph" style:parent-style-name="Standard">
      <style:paragraph-properties fo:text-align="justify" style:justify-single-word="false" style:vertical-align="middle">
        <style:tab-stops/>
      </style:paragraph-properties>
      <style:text-properties fo:font-weight="normal" officeooo:rsid="0086c4d2" officeooo:paragraph-rsid="0086c4d2" fo:background-color="transparent" style:font-weight-asian="normal" style:font-weight-complex="normal"/>
    </style:style>
    <style:style style:name="P10" style:family="paragraph" style:parent-style-name="Standard">
      <style:paragraph-properties fo:text-align="justify" style:justify-single-word="false" style:vertical-align="middle">
        <style:tab-stops/>
      </style:paragraph-properties>
      <style:text-properties fo:font-weight="normal" officeooo:rsid="0087e555" officeooo:paragraph-rsid="0087e555" fo:background-color="transparent" style:font-weight-asian="normal" style:font-weight-complex="normal"/>
    </style:style>
    <style:style style:name="P11" style:family="paragraph" style:parent-style-name="Standard" style:list-style-name="L6">
      <style:paragraph-properties fo:text-align="justify" style:justify-single-word="false" style:vertical-align="middle">
        <style:tab-stops/>
      </style:paragraph-properties>
      <style:text-properties fo:font-weight="bold" officeooo:rsid="0080e683" officeooo:paragraph-rsid="0080e683" fo:background-color="transparent" style:font-weight-asian="bold" style:font-weight-complex="bold"/>
    </style:style>
    <style:style style:name="P12" style:family="paragraph">
      <style:paragraph-properties fo:text-align="center"/>
    </style:style>
    <style:style style:name="T1" style:family="text">
      <style:text-properties fo:color="#000000" loext:opacity="100%" style:font-name="Lato1" fo:font-size="14pt" fo:font-weight="bold" officeooo:rsid="0062be6b" style:font-size-asian="14pt" style:font-weight-asian="bold" style:font-size-complex="14pt" style:font-weight-complex="bold"/>
    </style:style>
    <style:style style:name="T2" style:family="text">
      <style:text-properties fo:color="#000000" loext:opacity="100%" style:font-name="Lato1" fo:font-size="14pt" fo:font-weight="bold" officeooo:rsid="001e7061" style:font-size-asian="14pt" style:font-weight-asian="bold" style:font-size-complex="14pt" style:font-weight-complex="bold"/>
    </style:style>
    <style:style style:name="T3" style:family="text">
      <style:text-properties fo:color="#000000" loext:opacity="100%" style:font-name="Lato1" fo:font-size="14pt" fo:font-weight="bold" officeooo:rsid="00564b42" style:font-size-asian="14pt" style:font-weight-asian="bold" style:font-size-complex="14pt" style:font-weight-complex="bold"/>
    </style:style>
    <style:style style:name="T4" style:family="text">
      <style:text-properties fo:color="#000000" loext:opacity="100%" style:font-name="Lato1" fo:font-size="14pt" fo:font-weight="bold" officeooo:rsid="007c4497" style:font-size-asian="14pt" style:font-weight-asian="bold" style:font-size-complex="14pt" style:font-weight-complex="bold"/>
    </style:style>
    <style:style style:name="T5" style:family="text">
      <style:text-properties fo:color="#000000" loext:opacity="100%" fo:font-size="14pt" fo:font-weight="bold" style:font-size-asian="14pt" style:font-weight-asian="bold" style:font-size-complex="14pt" style:font-weight-complex="bold"/>
    </style:style>
    <style:style style:name="T6" style:family="text">
      <style:text-properties fo:font-style="italic" style:font-style-asian="italic" style:font-style-complex="italic"/>
    </style:style>
    <style:style style:name="T7" style:family="text">
      <style:text-properties fo:font-style="italic" officeooo:rsid="0084abfb" style:font-style-asian="italic" style:font-style-complex="italic"/>
    </style:style>
    <style:style style:name="T8" style:family="text">
      <style:text-properties officeooo:rsid="00564b42"/>
    </style:style>
    <style:style style:name="T9" style:family="text">
      <style:text-properties officeooo:rsid="007c4497"/>
    </style:style>
    <style:style style:name="T10" style:family="text">
      <style:text-properties officeooo:rsid="007eff14"/>
    </style:style>
    <style:style style:name="T11" style:family="text">
      <style:text-properties style:font-name="Lato1" fo:font-size="20pt" fo:font-weight="bold" officeooo:rsid="0080e683" style:font-name-asian="Droid Sans" style:font-size-asian="20pt" style:font-weight-asian="bold" style:font-name-complex="Lohit Hindi" style:font-size-complex="20pt" style:font-weight-complex="bold"/>
    </style:style>
    <style:style style:name="T12" style:family="text">
      <style:text-properties officeooo:rsid="0080e683"/>
    </style:style>
    <style:style style:name="T13" style:family="text">
      <style:text-properties officeooo:rsid="0084abfb"/>
    </style:style>
    <style:style style:name="T14" style:family="text">
      <style:text-properties officeooo:rsid="00866044"/>
    </style:style>
    <style:style style:name="T15" style:family="text">
      <style:text-properties officeooo:rsid="008869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Title"><text:span text:style-name="T11">A</text:span><text:span text:style-name="T10">ssignment </text:span><text:span text:style-name="T12">1</text:span></text:p>
      <text:list xml:id="list892014204" text:style-name="L6">
        <text:list-item>
          <text:p text:style-name="P11">All questions are of equal value. </text:p>
        </text:list-item>
        <text:list-item>
          <text:p text:style-name="P11">Important: Use the template for assignments provided at OWL and follow the instructions in it for returning the assignment</text:p>
        </text:list-item>
      </text:list>
      <text:p text:style-name="P1"/>
      <text:p text:style-name="P5"><text:span text:style-name="T8">Due: <text:tab/><text:tab/></text:span><text:span text:style-name="T12">Friday January 22, </text:span><text:span text:style-name="T8">202</text:span><text:span text:style-name="T9">1 </text:span><text:span text:style-name="T15">at midnight.</text:span></text:p>
      <text:p text:style-name="P5"/>
      <text:p text:style-name="P5"><draw:line text:anchor-type="paragraph" draw:z-index="0" draw:name="Shape1" draw:style-name="gr1" draw:text-style-name="P12" svg:x1="0.088cm" svg:y1="0.365cm" svg:x2="17.453cm" svg:y2="0.39cm"><text:p/></draw:line></text:p>
      <text:p text:style-name="P2"/>
      <text:p text:style-name="P7">Read through the material of the first week at the web site and answer the following questions:</text:p>
      <text:p text:style-name="P2"/>
      <text:p text:style-name="P4">1. <text:span text:style-name="T13">List the different </text:span><text:span text:style-name="T7">simulation software packages</text:span><text:span text:style-name="T13"> mentioned in the text and classify them to a) classical MD b) quantum mechanical and c) others.</text:span></text:p>
      <text:p text:style-name="P4"/>
      <text:p text:style-name="P8">2. List all the <text:span text:style-name="T6">water models</text:span> mentioned in the sections. Separate them to a) classical MD level, b) quantum mechanical and c) coarse-grained.</text:p>
      <text:p text:style-name="P8"/>
      <text:p text:style-name="P8">3. List the different simulation <text:span text:style-name="T6">methods</text:span> mentioned in the sections.</text:p>
      <text:p text:style-name="P8"/>
      <text:p text:style-name="P8">4. <text:span text:style-name="T14">Assume that you have a nanoscopic box of size 15 x 15 x 15 nm. How many water molecules can you put in there (assume normal water density)? Show all the details and assumptions of your calculation.</text:span></text:p>
      <text:p text:style-name="P8"/>
      <text:p text:style-name="P9">5. Computing can be done at single or double precision. Discuss the pros and cons of them. Which one should be used for MD simulations and why?</text:p>
      <text:p text:style-name="P9"/>
      <text:p text:style-name="P10">6. When performing computation, the CPU cores can use data and instructions in various manners depending on their design. List the different approaches and discuss which one(s) is (are) relevant in the case of GPU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Lato1" svg:font-family="Lato" style:font-pitch="variable"/>
    <style:font-face style:name="Lato" svg:font-family="Lato" style:font-adornments="Bold"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justify" style:justify-single-word="false"/>
      <style:text-properties style:font-name="Lato1" fo:font-family="Lato" style:font-pitch="variable" fo:font-size="20pt" fo:font-weight="bold"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ato" fo:font-family="Lato" style:font-style-name="Bold" style:font-pitch="variable"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ato" fo:font-family="Lato" style:font-style-name="Bold" style:font-pitch="variable"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style:text-underline-style="none"/>
    </style:style>
    <style:style style:name="MT1" style:family="text">
      <style:text-properties fo:color="#000000" loext:opacity="100%" style:font-name="Lato1" fo:font-size="14pt" fo:font-weight="bold" officeooo:rsid="0062be6b" style:font-size-asian="14pt" style:font-weight-asian="bold" style:font-size-complex="14pt" style:font-weight-complex="bold"/>
    </style:style>
    <style:style style:name="MT2" style:family="text">
      <style:text-properties fo:color="#000000" loext:opacity="100%" style:font-name="Lato1" fo:font-size="14pt" fo:font-weight="bold" officeooo:rsid="001e7061" style:font-size-asian="14pt" style:font-weight-asian="bold" style:font-size-complex="14pt" style:font-weight-complex="bold"/>
    </style:style>
    <style:style style:name="MT3" style:family="text">
      <style:text-properties fo:color="#000000" loext:opacity="100%" style:font-name="Lato1" fo:font-size="14pt" fo:font-weight="bold" officeooo:rsid="00564b42" style:font-size-asian="14pt" style:font-weight-asian="bold" style:font-size-complex="14pt" style:font-weight-complex="bold"/>
    </style:style>
    <style:style style:name="MT4" style:family="text">
      <style:text-properties fo:color="#000000" loext:opacity="100%" style:font-name="Lato1" fo:font-size="14pt" fo:font-weight="bold" officeooo:rsid="007c4497" style:font-size-asian="14pt" style:font-weight-asian="bold" style:font-size-complex="14pt" style:font-weight-complex="bold"/>
    </style:style>
    <style:style style:name="MT5" style:family="text">
      <style:text-properties fo:color="#000000" loext:opacity="100%"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cm" fo:background-color="transparent" draw:fill="none" draw:fill-color="#cfe7f5"/>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MP1" text:outline-level="1"><text:span text:style-name="MT1">Chem</text:span><text:span text:style-name="MT2">3</text:span><text:span text:style-name="MT1">300G</text:span><text:span text:style-name="MT2"> </text:span><text:span text:style-name="MT3">winter 20</text:span><text:span text:style-name="MT1">2</text:span><text:span text:style-name="MT4">1</text:span><text:span text:style-name="MT5"> <text:s text:c="7"/></text:span></text:h>
      </style:header>
      <style:footer>
        <text:p text:style-name="Footer"><text:tab/><text:tab/>Page: <text:page-number text:select-page="current">1</text:page-number>/<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kko </meta:initial-creator>
    <meta:creation-date>2012-09-08T13:00:51</meta:creation-date>
    <meta:generator>LibreOffice/7.0.3.1$Linux_X86_64 LibreOffice_project/d7547858d014d4cf69878db179d326fc3483e082</meta:generator>
    <dc:date>2021-01-18T17:13:52.496736637</dc:date>
    <meta:editing-duration>PT12H41M35S</meta:editing-duration>
    <meta:editing-cycles>130</meta:editing-cycles>
    <meta:document-statistic meta:table-count="0" meta:image-count="0" meta:object-count="0" meta:page-count="1" meta:paragraph-count="13" meta:word-count="215" meta:character-count="1260" meta:non-whitespace-character-count="1046"/>
  </office:meta>
</office:document-meta>
</file>